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pacity="50%" draw:opacity-name="" draw:textarea-horizontal-align="justify" draw:textarea-vertical-align="middle" draw:auto-grow-height="false" fo:min-height="4.322cm" fo:min-width="3.81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86cm" fo:min-width="0cm"/>
    </style:style>
    <style:style style:name="gr4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opacity="50%"/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text-properties fo:font-size="40pt" style:font-size-asian="40pt" style:font-size-complex="40pt"/>
    </style:style>
    <style:style style:name="P4" style:family="paragraph">
      <style:text-properties style:font-name="FreeSans" fo:font-size="96pt" style:font-size-asian="96pt" style:font-size-complex="96pt"/>
    </style:style>
    <style:style style:name="P5" style:family="paragraph">
      <loext:graphic-properties draw:fill="none" draw:fill-color="#ffffff"/>
      <style:text-properties style:font-name="FreeSans" fo:font-size="96pt" style:font-size-asian="96pt" style:font-size-complex="96pt"/>
    </style:style>
    <style:style style:name="P6" style:family="paragraph">
      <style:text-properties style:font-name="Liberation Serif" fo:font-size="96pt" style:font-size-asian="96pt" style:font-size-complex="96pt"/>
    </style:style>
    <style:style style:name="P7" style:family="paragraph">
      <loext:graphic-properties draw:fill="none" draw:fill-color="#ffffff"/>
      <style:text-properties style:font-name="Liberation Serif" fo:font-size="96pt" style:font-size-asian="96pt" style:font-size-complex="9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13pt" style:font-size-asian="13pt" style:font-size-complex="13pt"/>
    </style:style>
    <style:style style:name="P10" style:family="paragraph">
      <loext:graphic-properties draw:fill="none" draw:fill-color="#ffffff"/>
      <style:text-properties fo:font-size="13pt" style:font-size-asian="13pt" style:font-size-complex="13pt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3" style:family="paragraph">
      <loext:graphic-properties draw:fill="none" draw:fill-color="#ffffff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4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font-name="Liberation Serif" fo:font-size="96pt" style:font-size-asian="96pt" style:font-size-complex="96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4.318cm" svg:height="4.572cm" svg:x="5.64cm" svg:y="11.9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18cm" svg:height="4.572cm" svg:x="22.676cm" svg:y="11.9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18cm" svg:height="4.572cm" svg:x="11.074cm" svg:y="11.93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842cm" svg:height="1.826cm" svg:x="18.248cm" svg:y="13.208cm">
          <draw:text-box>
            <text:p text:style-name="P2"><text:span text:style-name="T1">...</text:span></text:p>
          </draw:text-box>
        </draw:frame>
        <draw:frame draw:style-name="gr3" draw:text-style-name="P5" draw:layer="layout" svg:width="2.386cm" svg:height="4.036cm" svg:x="6.556cm" svg:y="12.22cm">
          <draw:text-box>
            <text:p text:style-name="P4"><text:span text:style-name="T2">a</text:span></text:p>
          </draw:text-box>
        </draw:frame>
        <draw:frame draw:style-name="gr3" draw:text-style-name="P7" draw:layer="layout" svg:width="2.386cm" svg:height="4.036cm" svg:x="12.19cm" svg:y="12.22cm">
          <draw:text-box>
            <text:p text:style-name="P6"><text:span text:style-name="T2">b</text:span></text:p>
          </draw:text-box>
        </draw:frame>
        <draw:frame draw:style-name="gr3" draw:text-style-name="P7" draw:layer="layout" svg:width="2.386cm" svg:height="4.036cm" svg:x="23.69cm" svg:y="12.22cm">
          <draw:text-box>
            <text:p text:style-name="P6"><text:span text:style-name="T2">z</text:span></text:p>
          </draw:text-box>
        </draw:frame>
        <draw:line draw:style-name="gr4" draw:text-style-name="P8" draw:layer="layout" svg:x1="7.826cm" svg:y1="11.176cm" svg:x2="7.826cm" svg:y2="9.906cm">
          <text:p/>
        </draw:line>
        <draw:line draw:style-name="gr4" draw:text-style-name="P8" draw:layer="layout" svg:x1="13.226cm" svg:y1="11.229cm" svg:x2="13.226cm" svg:y2="9.959cm">
          <text:p/>
        </draw:line>
        <draw:line draw:style-name="gr4" draw:text-style-name="P8" draw:layer="layout" svg:x1="24.826cm" svg:y1="11.282cm" svg:x2="24.826cm" svg:y2="10.012cm">
          <text:p/>
        </draw:line>
        <draw:path draw:style-name="gr5" draw:text-style-name="P8" draw:layer="layout" svg:width="2.608cm" svg:height="2.141cm" draw:transform="rotate (-1.5707963267949) translate (17.9795473990329cm 1.125cm)" svg:viewBox="0 0 2609 2142" svg:d="M0 947c248-45 490 64 696 186 235 139 455 307 696 441 257 141 512 297 789 395 724 256-107 225-232-70-121-287-522-402-603-719-76-298 38-615-47-906-127-436 331-208 488-255 254-76 533 111 603 395 60 244 188 471 209 719 22 255 0 511 0 766v70">
          <text:p/>
        </draw:path>
        <draw:path draw:style-name="gr6" draw:text-style-name="P8" draw:layer="layout" svg:width="2.552cm" svg:height="2.638cm" draw:transform="rotate (-2.55254403104171) translate (14.9439160229828cm 8.05093230995314cm)" svg:viewBox="0 0 2553 2639" svg:d="M0 2621c340 102 514-249 785-340 268-91 478-280 722-412 226-123 429-256 618-424 82-73 724-499 264-103-236 203-582 221-888 244-258 19-529-42-760-201-212-145-323-357-360-631-42-315 66-518 252-669 224-181 594-43 831 136 197 150 411 275 617 413l192 128 155 104">
          <text:p/>
        </draw:path>
        <draw:path draw:style-name="gr5" draw:text-style-name="P8" draw:layer="layout" svg:width="2.504cm" svg:height="1.965cm" draw:transform="rotate (-2.28725398473857) translate (26.6439802645554cm 8.03386329868854cm)" svg:viewBox="0 0 2505 1966" svg:d="M0 1941c426 45 857 23 1284-10 334-26 664-94 996-129 403-44 176-464 10-624-185-178-369-352-592-468-261-136-446-371-635-587l-107-123">
          <text:p/>
        </draw:path>
        <draw:path draw:style-name="gr5" draw:text-style-name="P8" draw:layer="layout" svg:width="1.855cm" svg:height="2.177cm" draw:transform="skewX (-0.00663225115757845) rotate (3.0150562828202) translate (8.78226396267123cm 8.88851429935082cm)" svg:viewBox="0 0 1856 2178" svg:d="M89 2076c352 5 716-3 1043-132 379-151 744-539 722-988-16-337 106-824-420-907-335-53-699-98-990 62-365 203-302 757-266 1153 76 846-98-216-103-338-4-125-142-1180-34-284 43 357 88 714 129 1071l103 340 15 125">
          <text:p/>
        </draw:path>
        <draw:line draw:style-name="gr7" draw:text-style-name="P8" draw:layer="layout" svg:x1="14.046cm" svg:y1="3.81cm" svg:x2="8.966cm" svg:y2="6.096cm">
          <text:p/>
        </draw:line>
        <draw:line draw:style-name="gr7" draw:text-style-name="P8" draw:layer="layout" svg:x1="15.824cm" svg:y1="4.318cm" svg:x2="15.062cm" svg:y2="5.842cm">
          <text:p/>
        </draw:line>
        <draw:line draw:style-name="gr7" draw:text-style-name="P8" draw:layer="layout" svg:x1="18.618cm" svg:y1="3.302cm" svg:x2="24.46cm" svg:y2="6.096cm">
          <text:p/>
        </draw:line>
        <draw:frame draw:style-name="gr8" draw:text-style-name="P10" draw:layer="layout" svg:width="2.204cm" svg:height="0.763cm" svg:x="22.258cm" svg:y="4.564cm">
          <draw:text-box>
            <text:p text:style-name="P9"><text:span text:style-name="T3">big error</text:span></text:p>
          </draw:text-box>
        </draw:frame>
        <draw:frame draw:style-name="gr8" draw:text-style-name="P10" draw:layer="layout" svg:width="2.661cm" svg:height="0.763cm" svg:x="14.138cm" svg:y="4.572cm">
          <draw:text-box>
            <text:p text:style-name="P9"><text:span text:style-name="T3">small error</text:span></text:p>
          </draw:text-box>
        </draw:frame>
        <draw:frame draw:style-name="gr8" draw:text-style-name="P10" draw:layer="layout" svg:width="2.204cm" svg:height="0.763cm" svg:x="9.154cm" svg:y="4.564cm">
          <draw:text-box>
            <text:p text:style-name="P9"><text:span text:style-name="T3">big error</text:span></text:p>
          </draw:text-box>
        </draw:frame>
        <draw:frame draw:style-name="gr2" draw:text-style-name="P11" draw:layer="layout" svg:width="10.668cm" svg:height="0.962cm" svg:x="0.024cm" svg:y="2.032cm">
          <draw:text-box>
            <text:p>Character to be classified:</text:p>
          </draw:text-box>
        </draw:frame>
        <draw:frame draw:style-name="gr2" draw:text-style-name="P11" draw:layer="layout" svg:width="3.048cm" svg:height="0.962cm" svg:x="0.078cm" svg:y="4.572cm">
          <draw:text-box>
            <text:p>Error:</text:p>
          </draw:text-box>
        </draw:frame>
        <draw:frame draw:style-name="gr9" draw:text-style-name="P11" draw:layer="layout" svg:width="5.842cm" svg:height="2.384cm" svg:x="-0.046cm" svg:y="7.014cm">
          <draw:text-box>
            <text:p>Reconstruction:</text:p>
          </draw:text-box>
        </draw:frame>
        <draw:frame draw:style-name="gr9" draw:text-style-name="P11" draw:layer="layout" svg:width="3.81cm" svg:height="2.384cm" svg:x="-0.038cm" svg:y="12.7cm">
          <draw:text-box>
            <text:p>Generative</text:p>
            <text:p>Network:</text:p>
          </draw:text-box>
        </draw:frame>
        <draw:frame draw:style-name="gr10" draw:text-style-name="P13" draw:layer="layout" svg:width="11.938cm" svg:height="1.825cm" svg:x="0.054cm" svg:y="0.454cm">
          <draw:text-box>
            <text:p text:style-name="P12"><text:span text:style-name="T4">Modular Inverse Classification: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9T09:39:31.944759835</meta:creation-date>
    <dc:date>2019-06-30T23:46:07.711822503</dc:date>
    <meta:editing-duration>P1DT13H36M4S</meta:editing-duration>
    <meta:editing-cycles>3</meta:editing-cycles>
    <meta:generator>LibreOffice/5.1.6.2$Linux_X86_64 LibreOffice_project/10m0$Build-2</meta:generator>
    <meta:document-statistic meta:object-count="48"/>
  </office:meta>
</office:document-meta>
</file>